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</table:table>
      <table:table table:name="Order" table:style-name="ta1">
        <table:table-column table:style-name="co4" table:number-columns-repeated="1023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244" calcext:value-type="float">
            <text:p>2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372" calcext:value-type="float">
            <text:p>372</text:p>
          </table:table-cell>
          <table:table-cell table:number-columns-repeated="1021"/>
        </table:table-row>
      </table:table>
      <table:table table:name="Saturation" table:style-name="ta1">
        <table:table-column table:style-name="co5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trategy.A2:Strategy.C61" table:contains-header="false"/>
        <table:database-range table:name="__Anonymous_Sheet_DB__1" table:target-range-address="Order.A2:Order.A5" table:contains-header="false"/>
        <table:database-range table:name="__Anonymous_Sheet_DB__2" table:target-range-address="Saturation.A2:Saturation.B1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03:18.954181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4:16:21.720016308</meta:creation-date>
    <dc:date>2016-09-16T15:04:33.293504619</dc:date>
    <meta:editing-duration>PT1M47S</meta:editing-duration>
    <meta:editing-cycles>6</meta:editing-cycles>
    <meta:generator>LibreOffice/4.2.8.2$Linux_X86_64 LibreOffice_project/420m0$Build-2</meta:generator>
    <meta:document-statistic meta:table-count="3" meta:cell-count="297" meta:object-count="0"/>
  </office:meta>
</office:document-meta>
</file>